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November 1883?]</text:p>
      <text:p text:style-name="P2">Month<text:tab/><text:tab/><text:tab/><text:tab/><text:tab/><text:tab/>[November?]</text:p>
      <text:p text:style-name="P2">Year<text:tab/><text:tab/><text:tab/><text:tab/><text:tab/><text:tab/>[1883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Isabella Cauffman; Marcus Cauffman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Sympathising friends. <text:s/>Only one regret can be/ experienced in the present instance, and even that/ melancholy feeling is greatly tempered in its pain-/fulness. <text:s/>Certainly, had our venerable sister/ in faith, now enshrined in this coffin, been su-/-pernaturally consulted; had she been asked where/ she would prefer to surrender her spirit to the God/ that gave it, she would have pointed to the city of her/ love, and the home of her choice. <text:s/>Yet, regrettable/ as her absence from thence at her demise must unavoid-/-ably be; sorrowful as some will feel that her last/ breath was heaved up in a home not her own, and/ in a city wherein she did not habitually dwell, the/ circumstance is nevertheless attended with pleasurable/ reflections. <text:s/>The bed chamber whence the invisible/ bridge was stretched which conveyed the immortal part/ to its region, was not that of strangers. <text:s/>The eyes/ which looked upon Isabella Cauffman, when her/ eyes closed in death, were those of object dear to her/ heart. <text:s/>Relatives and friends surrounded her couch, at/ the hour in which Providence decreed that she should/</text:p>
      <text:p text:style-name="P5"/>
      <text:p text:style-name="P5">[Page 2]</text:p>
      <text:p text:style-name="P7">leave the<text:span text:style-name="T2"> depart from earth. <text:s/>Nor is that circum-/-stance the sole cause of satisfaction to the living, who/ mourn by reason of the deep affection, which they bore/ the deceased. <text:s/>They must remember that our vene-/-rable sister in faith left Philadelphia ten days ago/ to fulfil[sic!] a wish which she had long cherished. <text:s/>Was/ it the presentiment of a final separation from/ some to whom she had proved a mother, and from/ others who had grown to womanhood under her im-/-mediate vision, that took her to New York? <text:s/>I shall/ not venture an answer on that insoluble question./ <text:s/>Suffice that her desire was gratified. <text:s/></text:span><text:soft-page-break/><text:span text:style-name="T2">A warm/ greeting met her arrival in the midst of those,/ who were anxious to show that time had not/ erased the memory of benefactions. <text:s/>And she, led/ on by joyful emotions, forgot her age, and/ braved inclement weather to go among the/ offspring of many who had experienced her kind-/-ness. <text:s/>There she was overtaken by the/ angel, bid to transfer her soul to serener/ realms. <text:s/>Short and painless was the/ transition, and now what is perishable,/</text:span></text:p>
      <text:p text:style-name="P7"><text:span text:style-name="T2"/></text:p>
      <text:p text:style-name="P7"><text:span text:style-name="T2">[Page 3]</text:span></text:p>
      <text:p text:style-name="P7"><text:span text:style-name="T2">has been returned to the city of our sister's love,/ to be carried form the home which gave her comforts/ to the spot she had destined for her remains./ <text:s/>Tears and the solemnity of prayer will be the tribute/ paid to the venerable one who has gone./</text:span></text:p>
      <text:p text:style-name="P7"><text:span text:style-name="T2">With these consolatory reflections, I might end my address./ <text:s/>But as pastor of the Congregation to which the deceased/ always belonged, I feel that words of thankfulness are/ not inappropriate, that they ought to flow from my/ lips. <text:s/>When Marcus Cauffman lived, the/ hallowed habitation dedicated to the worship of Israel's/ God, saw the husband and his wife--since I entered/ the ministry--occupy their seats on each revolving/ Sabbath. <text:s/>When fifteen years ago, Isabella Cauffman/ </text:span>remained a<text:span text:style-name="T2"> was widowed of her companion, her attendance continued steadily./ <text:s/>Only in proportion as the burden of more than ten score/ years and ten bent her form, her visits to the Synago-/-gue became less frequent. <text:s/>But with the approaching/ of the most solemn season in the Jewish calendar,/ fresh vigour seemed to be imparted to her frame./ <text:s/>I then beheld her coming to the sacred shrine, and/ remarked her remaining there in fasting and/</text:span></text:p>
      <text:p text:style-name="P7"><text:span text:style-name="T2"/></text:p>
      <text:p text:style-name="P7"><text:span text:style-name="T2">[Page 4]</text:span></text:p>
      <text:p text:style-name="P7"><text:span text:style-name="T2">orisons the entire day of atonement./ <text:s/>This year she joined in the service to a still later/ date. <text:s/>She was in her seat two Sabbaths ago, and when/ I paid my respects to her in the afternoon, she announ-/-ced to me her determination to procure herself the/ pleasure of seeing once more her N. Y. friends./ <text:s/>The Sanctuary, to whose repair and embellishment she/ had recently contributed, will not find Isabella Cauffman/ any more, but her reverential sentiments towards it,/ will have gained for her spirit admission into a/ still holier Tabernacle, where saints abide etern-/-ally. <text:s/>Her motherly demeanour towards many/ whose claims on her benevolence were not those im-/-posed by nature, but by generous impulses, will/ have secured to her soul joys in the presence of/ that God, whose attributes are loving-kindness/ and righteousness. <text:s/>That it will be even so,/ I trust in the Lord of truth. <text:s/>Him I beseech to/ forgive trespasses and overlook shortcomings. <text:s/>For/ to err is human, and none will appear before/ their Maker from sin. <text:s/>(Here follows a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22T11:12:47.21</meta:creation-date>
    <dc:date>2012-10-22T11:49:39.05</dc:date>
    <dc:creator>Penn Libraries</dc:creator>
    <meta:editing-duration>PT00H06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912" meta:character-count="5760"/>
  </office:meta>
</office:document-meta>
</file>